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rt React, { Component } from "react";</text:p>
      <text:p text:style-name="Standard">import ReactDOM from "react-dom/client";</text:p>
      <text:p text:style-name="Standard">import "./index.css";</text:p>
      <text:p text:style-name="Standard">import "./App.css";</text:p>
      <text:p text:style-name="Standard">import "antd/dist/antd.min.css";</text:p>
      <text:p text:style-name="Standard">import { Switch } from "antd";</text:p>
      <text:p text:style-name="Standard"/>
      <text:p text:style-name="Standard">function Square(props) {</text:p>
      <text:p text:style-name="Standard"><text:s text:c="2"/>return (</text:p>
      <text:p text:style-name="Standard"><text:s text:c="4"/>&lt;button className="square" onClick={props.onClick}&gt;</text:p>
      <text:p text:style-name="Standard"><text:s text:c="6"/>{props.value}</text:p>
      <text:p text:style-name="Standard"><text:s text:c="4"/>&lt;/button&gt;</text:p>
      <text:p text:style-name="Standard"><text:s text:c="2"/>);</text:p>
      <text:p text:style-name="Standard">}</text:p>
      <text:p text:style-name="Standard"/>
      <text:p text:style-name="Standard">class Board extends Component {</text:p>
      <text:p text:style-name="Standard"><text:s text:c="2"/>renderSquare(i) {</text:p>
      <text:p text:style-name="Standard"><text:s text:c="4"/>return (</text:p>
      <text:p text:style-name="Standard"><text:s text:c="6"/>&lt;Square</text:p>
      <text:p text:style-name="Standard"><text:s text:c="8"/>key={i}</text:p>
      <text:p text:style-name="Standard"><text:s text:c="8"/>value={this.props.squares[i]}</text:p>
      <text:p text:style-name="Standard"><text:s text:c="8"/>onClick={() =&gt; this.props.onClick(i)}</text:p>
      <text:p text:style-name="Standard"><text:s text:c="6"/>/&gt;</text:p>
      <text:p text:style-name="Standard"><text:s text:c="4"/>);</text:p>
      <text:p text:style-name="Standard"><text:s text:c="2"/>}</text:p>
      <text:p text:style-name="Standard"><text:s text:c="2"/>renderBoard() {</text:p>
      <text:p text:style-name="Standard"><text:s text:c="4"/>const items = []; //1</text:p>
      <text:p text:style-name="Standard"><text:s text:c="4"/>for (</text:p>
      <text:p text:style-name="Standard"><text:s text:c="6"/>let y = 0;</text:p>
      <text:p text:style-name="Standard"><text:s text:c="6"/>y &lt; this.props.squares.length;</text:p>
      <text:p text:style-name="Standard"><text:s text:c="6"/>y = y + this.props.squares.length / 3</text:p>
      <text:p text:style-name="Standard"><text:s text:c="4"/>) {</text:p>
      <text:p text:style-name="Standard"><text:s text:c="6"/>//2</text:p>
      <text:p text:style-name="Standard"><text:s text:c="6"/>items.push(this.renderRow(y));</text:p>
      <text:p text:style-name="Standard"><text:s text:c="4"/>}</text:p>
      <text:p text:style-name="Standard"><text:s text:c="4"/>return items;</text:p>
      <text:p text:style-name="Standard"><text:s text:c="2"/>}</text:p>
      <text:p text:style-name="Standard"><text:s text:c="2"/>renderRow(i) {</text:p>
      <text:p text:style-name="Standard"><text:s text:c="4"/>return &lt;div key={i} className="board-row"&gt;{this.renderColumnsPerRow(i)}&lt;/div&gt;;</text:p>
      <text:p text:style-name="Standard"><text:s text:c="2"/>}</text:p>
      <text:p text:style-name="Standard"><text:s text:c="2"/>renderColumnsPerRow(i) {</text:p>
      <text:p text:style-name="Standard"><text:s text:c="4"/>const items = [];</text:p>
      <text:p text:style-name="Standard"><text:s text:c="4"/>for (let y = 0; y &lt; this.props.squares.length / 3; y++) {</text:p>
      <text:p text:style-name="Standard"><text:s text:c="6"/>items.push(this.renderSquare(i + y));</text:p>
      <text:p text:style-name="Standard"><text:s text:c="4"/>}</text:p>
      <text:p text:style-name="Standard"><text:s text:c="4"/>return items;</text:p>
      <text:p text:style-name="Standard"><text:s text:c="2"/>}</text:p>
      <text:p text:style-name="Standard"><text:s text:c="3"/>render() {</text:p>
      <text:p text:style-name="Standard"><text:s text:c="4"/>return &lt;div&gt;{this.renderBoard()}&lt;/div&gt;;</text:p>
      <text:p text:style-name="Standard"><text:s text:c="2"/>}</text:p>
      <text:p text:style-name="Standard">}</text:p>
      <text:p text:style-name="Standard"/>
      <text:p text:style-name="Standard"><text:soft-page-break/>class Game extends Component {</text:p>
      <text:p text:style-name="Standard"><text:s text:c="2"/>constructor(props) {</text:p>
      <text:p text:style-name="Standard"><text:s text:c="4"/>super(props);</text:p>
      <text:p text:style-name="Standard"><text:s text:c="4"/>this.state = {</text:p>
      <text:p text:style-name="Standard"><text:s text:c="6"/>history: [</text:p>
      <text:p text:style-name="Standard"><text:s text:c="8"/>{</text:p>
      <text:p text:style-name="Standard"><text:s text:c="10"/>squares: Array(9).fill(null)</text:p>
      <text:p text:style-name="Standard"><text:s text:c="8"/>}</text:p>
      <text:p text:style-name="Standard"><text:s text:c="6"/>],</text:p>
      <text:p text:style-name="Standard"><text:s text:c="6"/>stepNumber: 0,</text:p>
      <text:p text:style-name="Standard"><text:s text:c="6"/>xIsNext: true</text:p>
      <text:p text:style-name="Standard"><text:s text:c="4"/>};</text:p>
      <text:p text:style-name="Standard"><text:s text:c="2"/>}</text:p>
      <text:p text:style-name="Standard"/>
      <text:p text:style-name="Standard"><text:s text:c="2"/>handleClick(i) {</text:p>
      <text:p text:style-name="Standard"><text:s text:c="8"/>const coords = [</text:p>
      <text:p text:style-name="Standard"><text:s text:c="6"/>["1,1"],</text:p>
      <text:p text:style-name="Standard"><text:s text:c="6"/>["1,2"],</text:p>
      <text:p text:style-name="Standard"><text:s text:c="6"/>["1,3"],</text:p>
      <text:p text:style-name="Standard"><text:s text:c="6"/>["2,1"],</text:p>
      <text:p text:style-name="Standard"><text:s text:c="6"/>["2,2"],</text:p>
      <text:p text:style-name="Standard"><text:s text:c="6"/>["2,3"],</text:p>
      <text:p text:style-name="Standard"><text:s text:c="6"/>["3,1"],</text:p>
      <text:p text:style-name="Standard"><text:s text:c="6"/>["3,2"],</text:p>
      <text:p text:style-name="Standard"><text:s text:c="6"/>["3,3"],</text:p>
      <text:p text:style-name="Standard"><text:s text:c="4"/>];</text:p>
      <text:p text:style-name="Standard"><text:s text:c="4"/>const history = this.state.history.slice(0, this.state.stepNumber + 1);</text:p>
      <text:p text:style-name="Standard"><text:s text:c="4"/>const current = history[history.length - 1];</text:p>
      <text:p text:style-name="Standard"><text:s text:c="4"/>const squares = current.squares.slice();</text:p>
      <text:p text:style-name="Standard"><text:s text:c="4"/>if (calculateWinner(squares) || squares[i]) {</text:p>
      <text:p text:style-name="Standard"><text:s text:c="6"/>return;</text:p>
      <text:p text:style-name="Standard"><text:s text:c="4"/>}</text:p>
      <text:p text:style-name="Standard"><text:s text:c="4"/>squares[i] = this.state.xIsNext ? "X" : "O";</text:p>
      <text:p text:style-name="Standard"><text:s text:c="4"/>this.setState({</text:p>
      <text:p text:style-name="Standard"><text:s text:c="6"/>history: history.concat([</text:p>
      <text:p text:style-name="Standard"><text:s text:c="8"/>{</text:p>
      <text:p text:style-name="Standard"><text:s text:c="10"/>squares: squares,</text:p>
      <text:p text:style-name="Standard"><text:s text:c="10"/>location: coords[i],</text:p>
      <text:p text:style-name="Standard"><text:s text:c="8"/>}</text:p>
      <text:p text:style-name="Standard"><text:s text:c="6"/>]),</text:p>
      <text:p text:style-name="Standard"><text:s text:c="6"/>stepNumber: history.length,</text:p>
      <text:p text:style-name="Standard"><text:s text:c="6"/>xIsNext: !this.state.xIsNext</text:p>
      <text:p text:style-name="Standard"><text:s text:c="4"/>});</text:p>
      <text:p text:style-name="Standard"><text:s text:c="2"/>}</text:p>
      <text:p text:style-name="Standard"/>
      <text:p text:style-name="Standard"><text:s text:c="2"/>jumpTo(step) {</text:p>
      <text:p text:style-name="Standard"><text:s text:c="4"/>this.setState({</text:p>
      <text:p text:style-name="Standard"><text:s text:c="6"/>stepNumber: step,</text:p>
      <text:p text:style-name="Standard"><text:s text:c="6"/>xIsNext: (step % 2) === 0</text:p>
      <text:p text:style-name="Standard"><text:s text:c="4"/>});</text:p>
      <text:p text:style-name="Standard"><text:s text:c="2"/>}</text:p>
      <text:p text:style-name="Standard"/>
      <text:p text:style-name="Standard"><text:soft-page-break/><text:s text:c="2"/>render() {</text:p>
      <text:p text:style-name="Standard"><text:s text:c="4"/>const history = this.state.history;</text:p>
      <text:p text:style-name="Standard"><text:s text:c="4"/>const current = history[this.state.stepNumber];</text:p>
      <text:p text:style-name="Standard"><text:s text:c="4"/>const winner = calculateWinner(current.squares);</text:p>
      <text:p text:style-name="Standard"/>
      <text:p text:style-name="Standard"><text:s text:c="4"/>const moves = history.map((step, move) =&gt; {</text:p>
      <text:p text:style-name="Standard"><text:s text:c="6"/>const desc = move</text:p>
      <text:p text:style-name="Standard"><text:s text:c="12"/>? `Go to move #` + move + ` : ` + step.location</text:p>
      <text:p text:style-name="Standard"><text:s text:c="8"/>: "Go to game start";</text:p>
      <text:p text:style-name="Standard"><text:s text:c="6"/>const changeClass = move === this.state.stepNumber ? "bold" : "";</text:p>
      <text:p text:style-name="Standard"><text:s text:c="6"/>return (</text:p>
      <text:p text:style-name="Standard"><text:s text:c="8"/>&lt;li key={move}&gt;</text:p>
      <text:p text:style-name="Standard"><text:s text:c="10"/>&lt;button className={changeClass} onClick={() =&gt; this.jumpTo(move)}&gt;{desc}&lt;/button&gt;</text:p>
      <text:p text:style-name="Standard"><text:s text:c="8"/>&lt;/li&gt;</text:p>
      <text:p text:style-name="Standard"><text:s text:c="6"/>);</text:p>
      <text:p text:style-name="Standard"><text:s text:c="4"/>});</text:p>
      <text:p text:style-name="Standard"/>
      <text:p text:style-name="Standard"><text:s text:c="4"/>let status;</text:p>
      <text:p text:style-name="Standard"><text:s text:c="4"/>if (winner) {</text:p>
      <text:p text:style-name="Standard"><text:s text:c="6"/>status = "Winner: " + winner;</text:p>
      <text:p text:style-name="Standard"><text:s text:c="4"/>} else {</text:p>
      <text:p text:style-name="Standard"><text:s text:c="6"/>status = "Next player: " + (this.state.xIsNext ? "X" : "O");</text:p>
      <text:p text:style-name="Standard"><text:s text:c="4"/>}</text:p>
      <text:p text:style-name="Standard"/>
      <text:p text:style-name="Standard"><text:s text:c="4"/>return (</text:p>
      <text:p text:style-name="Standard"><text:s text:c="6"/>&lt;div className="game"&gt;</text:p>
      <text:p text:style-name="Standard"><text:s text:c="8"/>&lt;div className="game-board"&gt;</text:p>
      <text:p text:style-name="Standard"><text:s text:c="10"/>&lt;Board</text:p>
      <text:p text:style-name="Standard"><text:s text:c="12"/>squares={current.squares}</text:p>
      <text:p text:style-name="Standard"><text:s text:c="12"/>onClick={i =&gt; this.handleClick(i)}</text:p>
      <text:p text:style-name="Standard"><text:s text:c="10"/>/&gt;</text:p>
      <text:p text:style-name="Standard"><text:s text:c="8"/>&lt;/div&gt;</text:p>
      <text:p text:style-name="Standard"><text:s text:c="8"/>&lt;div className="game-info"&gt;</text:p>
      <text:p text:style-name="Standard"><text:s text:c="10"/>&lt;div&gt;{status}&lt;/div&gt;</text:p>
      <text:p text:style-name="Standard"><text:s text:c="10"/>&lt;ol&gt;{moves}&lt;/ol&gt;</text:p>
      <text:p text:style-name="Standard"><text:s text:c="8"/>&lt;/div&gt;</text:p>
      <text:p text:style-name="Standard"><text:s text:c="6"/>&lt;/div&gt;</text:p>
      <text:p text:style-name="Standard"><text:s text:c="4"/>);</text:p>
      <text:p text:style-name="Standard"><text:s text:c="2"/>}</text:p>
      <text:p text:style-name="Standard">}</text:p>
      <text:p text:style-name="Standard"/>
      <text:p text:style-name="Standard">// ========================================</text:p>
      <text:p text:style-name="Standard"/>
      <text:p text:style-name="Standard">const root = ReactDOM.createRoot(document.getElementById("root"));</text:p>
      <text:p text:style-name="Standard">root.render(&lt;Game /&gt;);</text:p>
      <text:p text:style-name="Standard"/>
      <text:p text:style-name="Standard">function calculateWinner(squares) {</text:p>
      <text:p text:style-name="Standard"><text:s text:c="2"/>const lines = [</text:p>
      <text:p text:style-name="Standard"><text:s text:c="4"/>[0, 1, 2],</text:p>
      <text:p text:style-name="Standard"><text:s text:c="4"/>[3, 4, 5],</text:p>
      <text:p text:style-name="Standard"><text:s text:c="4"/>[6, 7, 8],</text:p>
      <text:p text:style-name="Standard"><text:s text:c="4"/>[0, 3, 6],</text:p>
      <text:p text:style-name="Standard"><text:soft-page-break/><text:s text:c="4"/>[1, 4, 7],</text:p>
      <text:p text:style-name="Standard"><text:s text:c="4"/>[2, 5, 8],</text:p>
      <text:p text:style-name="Standard"><text:s text:c="4"/>[0, 4, 8],</text:p>
      <text:p text:style-name="Standard"><text:s text:c="4"/>[2, 4, 6]</text:p>
      <text:p text:style-name="Standard"><text:s text:c="2"/>];</text:p>
      <text:p text:style-name="Standard"><text:s text:c="2"/>for (let i = 0; i &lt; lines.length; i++) {</text:p>
      <text:p text:style-name="Standard"><text:s text:c="4"/>const [a, b, c] = lines[i];</text:p>
      <text:p text:style-name="Standard"><text:s text:c="4"/>if (squares[a] &amp;&amp; squares[a] === squares[b] &amp;&amp; squares[a] === squares[c]) {</text:p>
      <text:p text:style-name="Standard"><text:s text:c="6"/>return squares[a];</text:p>
      <text:p text:style-name="Standard"><text:s text:c="4"/>}</text:p>
      <text:p text:style-name="Standard"><text:s text:c="2"/>}</text:p>
      <text:p text:style-name="Standard"><text:s text:c="2"/>return null;</text:p>
      <text:p text:style-name="Standard">}</text:p>
      <text:p text:style-name="Standard"/>
      <text:p text:style-name="Standard"/>
      <text:p text:style-name="Standard"/>
      <text:p text:style-name="Standard">css</text:p>
      <text:p text:style-name="Standard">.square--winning {</text:p>
      <text:p text:style-name="Standard"><text:s text:c="2"/>background-color: yellow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M5S</meta:editing-duration>
    <meta:editing-cycles>6</meta:editing-cycles>
    <meta:generator>OpenOffice.org/3.3$Win32 OpenOffice.org_project/330m20$Build-9567</meta:generator>
    <dc:date>2022-08-05T09:47:57.18</dc:date>
    <meta:document-statistic meta:table-count="0" meta:image-count="0" meta:object-count="0" meta:page-count="4" meta:paragraph-count="161" meta:word-count="416" meta:character-count="3601"/>
    <meta:user-defined meta:name="Info 1"/>
    <meta:user-defined meta:name="Info 2"/>
    <meta:user-defined meta:name="Info 3"/>
    <meta:user-defined meta:name="Info 4"/>
  </office:meta>
</office:document-meta>
</file>